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Text_20_body" style:list-style-name="L3"/>
    <text:list-style style:name="L1">
      <text:list-level-style-number text:level="1" text:style-name="Character_20_style" style:num-suffix="." style:num-format="1">
        <style:list-level-properties text:space-before="0.748cm" text:min-label-width="0.499cm"/>
      </text:list-level-style-number>
      <text:list-level-style-number text:level="2" text:style-name="Character_20_style" style:num-suffix="." style:num-format="1">
        <style:list-level-properties text:space-before="1.995cm" text:min-label-width="0.499cm"/>
      </text:list-level-style-number>
      <text:list-level-style-number text:level="3" text:style-name="Character_20_style" style:num-suffix="." style:num-format="1">
        <style:list-level-properties text:space-before="3.242cm" text:min-label-width="0.499cm"/>
      </text:list-level-style-number>
      <text:list-level-style-number text:level="4" text:style-name="Character_20_style" style:num-suffix="." style:num-format="1">
        <style:list-level-properties text:space-before="4.489cm" text:min-label-width="0.499cm"/>
      </text:list-level-style-number>
      <text:list-level-style-number text:level="5" text:style-name="Character_20_style" style:num-suffix="." style:num-format="1">
        <style:list-level-properties text:space-before="5.736cm" text:min-label-width="0.499cm"/>
      </text:list-level-style-number>
      <text:list-level-style-number text:level="6" text:style-name="Character_20_style" style:num-suffix="." style:num-format="1">
        <style:list-level-properties text:space-before="6.983cm" text:min-label-width="0.499cm"/>
      </text:list-level-style-number>
      <text:list-level-style-number text:level="7" text:style-name="Character_20_style" style:num-suffix="." style:num-format="1">
        <style:list-level-properties text:space-before="8.23cm" text:min-label-width="0.499cm"/>
      </text:list-level-style-number>
      <text:list-level-style-number text:level="8" text:style-name="Character_20_style" style:num-suffix="." style:num-format="1">
        <style:list-level-properties text:space-before="9.478cm" text:min-label-width="0.499cm"/>
      </text:list-level-style-number>
      <text:list-level-style-number text:level="9" text:style-name="Character_20_style" style:num-suffix="." style:num-format="1">
        <style:list-level-properties text:space-before="10.725cm" text:min-label-width="0.499cm"/>
      </text:list-level-style-number>
      <text:list-level-style-number text:level="10" text:style-name="Character_20_style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35857984" text:style-name="L3">
        <text:list-item>
          <text:p text:style-name="P1">E. Bakshy and E. Frachtenberg. Design and Analysis of Benchmarking Experiments for Distributed Internet Services. In Proceedings of the 24th International Conference on World Wide Web (WWW), pages 108--118, 2015. </text:p>
        </text:list-item>
        <text:list-item>
          <text:p text:style-name="P1">L. Bass, I. Weber, and L. Zhu. DevOps: A Software Architect's Perspective. Addison-Wesley Professional, jun 2015. </text:p>
        </text:list-item>
        <text:list-item>
          <text:p text:style-name="P1">A. Begel and T. Zimmermann. Analyze This! 145 Questions for Data Scientists in Software Engineering. In Proceedings of the 36th International Conference on Software Engineering, ICSE 2014, pages 12--23, New York, NY, USA, 2014. ACM. </text:p>
        </text:list-item>
        <text:list-item>
          <text:p text:style-name="P1">L. Chen. Continuous Delivery: Huge Benefits, but Challenges Too. Software, IEEE, 32(2):50--54, Mar 2015.</text:p>
        </text:list-item>
        <text:list-item>
          <text:p text:style-name="P1">J. Cito, P. Leitner, T. Fritz, and H. C. Gall. The Making of Cloud Applications: An Empirical Study on Software Development for the Cloud. In Proceedings of the 2015 10th Joint Meeting on Foundations of Software Engineering (ESEC/FSE), pages 393--403, New York, NY, USA, 2015. ACM. </text:p>
        </text:list-item>
        <text:list-item>
          <text:p text:style-name="P1">J. Cito, P. Leitner, H. C. Gall, A. Dadashi, A. Keller, and A. Roth. Runtime Metric Meets Developer - Building Better Cloud Applications Using Feedback. In Proceedings of the 2015 ACM International Symposium on New Ideas, New Paradigms, and Reflections on Programming &amp; Software (Onward! 2015), New York, NY, USA, 2015. ACM. </text:p>
        </text:list-item>
        <text:list-item>
          <text:p text:style-name="P1">J. Cito, D. Suljoti, P. Leitner, and S. Dustdar. Web Engineering: 14th International Conference, ICWE 2014, Toulouse, France, July 1-4, 2014. Proceedings, chapter Identifying Root Causes of Web Performance Degradation Using Changepoint Analysis, pages 181--199. 2014.</text:p>
        </text:list-item>
        <text:list-item>
          <text:p text:style-name="P1">D. G. Feitelson, E. Frachtenberg, and K. L. Beck. Development and Deployment at Facebook. IEEE Internet Computing, 17(4):8--17, 2013. </text:p>
        </text:list-item>
        <text:list-item>
          <text:p text:style-name="P1">K. C. Foo, Z. M. J. Jiang, B. Adams, A. E. Hassan, Y. Zou, and P. Flora. An Industrial Case Study on the Automated Detection of Performance Regressions in Heterogeneous Environments. In Proceedings of the 37th International Conference on Software Engineering - Volume 2, ICSE '15, pages 159--168, Piscataway, NJ, USA, 2015. IEEE Press. </text:p>
        </text:list-item>
        <text:list-item>
          <text:p text:style-name="P1">J. Humble and D. Farley. Continuous Delivery: Reliable Software Releases Through Build, Test, and Deployment Automation. Addison-Wesley Professional, 2010. </text:p>
        </text:list-item>
        <text:list-item>
          <text:p text:style-name="P1">M. Kim, T. Zimmermann, R. DeLine, and A. Begel. The Emerging Role of Data Scientists on Software Development Teams. In Proceedings of the 38th International Conference on Software Engineering (ICSE'16), pages 96--107, New York, NY, USA, 2016. ACM. </text:p>
        </text:list-item>
        <text:list-item>
          <text:p text:style-name="P1">R. Kohavi, A. Deng, B. Frasca, T. Walker, Y. Xu, and N. Pohlmann. Online Controlled Experiments at Large Scale. In Proceedings of the 19th ACM SIGKDD International Conference on Knowledge Discovery and Data Mining (KDD). </text:p>
          <text:p text:style-name="P1"/>
        </text:list-item>
        <text:list-item>
          <text:p text:style-name="P1"><text:soft-page-break/>R. Kohavi, R. M. Henne, and D. Sommerfield. Practical guide to controlled experiments on the web: Listen to your customers not to the hippo. In Proceedings of the 13th ACM SIGKDD International Conference on Knowledge Discovery and Data Mining, KDD '07, pages 959--967, New York, NY, USA, 2007. ACM. </text:p>
        </text:list-item>
        <text:list-item>
          <text:p text:style-name="P1">P. Leitner and J. Cito. Patterns in the Chaos -- a Study of Performance Variation and Predictability in Public IaaS Clouds. ACM Transactions on Internet Technology, 2016. </text:p>
        </text:list-item>
        <text:list-item>
          <text:p text:style-name="P1">J. Lewis and M. Fowler. Microservices. http://martinfowler.com/articles/microservices.html, Mar. 2014.</text:p>
        </text:list-item>
        <text:list-item>
          <text:p text:style-name="P1">M. Mernik, J. Heering, and A. M. Sloane. When and How to Develop Domain-specific Languages. ACM Computing Surveys, 37(4):316--344, Dec. 2005. </text:p>
        </text:list-item>
        <text:list-item>
          <text:p text:style-name="P1">F. Provost and T. Fawcett. Data Science and its Relationship to Big Data and Data-Driven Decision Making. Big Data, 1(1):51--59, 2013.</text:p>
        </text:list-item>
        <text:list-item>
          <text:p text:style-name="P1">A. A. U. Rahman, E. Helms, L. Williams, and C. Parnin. Synthesizing Continuous Deployment Practices Used in Software Development. In Proceedings of the Agile Conference (AGILE), pages 1--10, Aug 2015. </text:p>
        </text:list-item>
        <text:list-item>
          <text:p text:style-name="P1">P. Rodríguez, A. Haghighatkhah, L. E. Lwakatare, S. Teppola, T. Suomalainen, J. Eskeli, T. Karvonen, P. Kuvaja, J. M. Verner, and M. Oivo. Continuous Deployment of Software Intensive Products and Services: A Systematic Mapping Study. Journal of Systems and Software, 2016. To appear.</text:p>
        </text:list-item>
        <text:list-item>
          <text:p text:style-name="P1">T. Savor, M. Douglas, M. Gentili, L. Williams, K. Beck, and M. Stumm. Continuous Deployment at Facebook and OANDA. In Proceedings of the 38th International Conference on Software Engineering Companion (ICSE'16), pages 21--30, New York, NY, USA, 2016. ACM. </text:p>
        </text:list-item>
        <text:list-item>
          <text:p text:style-name="P1">G. Schermann, J. Cito, and P. Leitner. All the Services Large and Micro: Revisiting Industrial Practice in Services Computing. In Proceedings of the 11th International Workshop on Engineering Service Oriented Applications (WESOA'15), 2015.</text:p>
        </text:list-item>
        <text:list-item>
          <text:p text:style-name="P1">G. Schermann, J. Cito, P. Leitner, U. Zdun, and H. Gall. An Empirical Study on Principles and Practices of Continuous Delivery and Deployment. PeerJ Preprints 4:e1889v1 https://doi.org/10.7287/peerj.preprints.1889v1, 2015.</text:p>
        </text:list-item>
        <text:list-item>
          <text:p text:style-name="P1">G. Tamburrelli and A. Margara. Towards Automated A/B Testing. In Proceedings of the 6th International Symposium on Search-Based Software Engineering (SSBSE), volume 8636 of Lecture Notes in Computer Science, pages 184--198. Springer, 2014.</text:p>
        </text:list-item>
        <text:list-item>
          <text:p text:style-name="P1">C. Tang, T. Kooburat, P. Venkatachalam, A. Chander, Z. Wen, A. Narayanan, P. Dowell, and R. Karl. Holistic Configuration Management at Facebook. In Proceedings of the 25th Symposium on Operating Systems Principles, SOSP '15, pages 328--343, New York, NY, USA, 2015. ACM.</text:p>
        </text:list-item>
        <text:list-item>
          <text:p text:style-name="P1">A. Tarvo, P. F. Sweeney, N. Mitchell, V. Rajan, M. Arnold, and I. Baldini. CanaryAdvisor: A Statistical-based Tool for Canary Testing (Demo). In Proceedings of the 2015 International <text:soft-page-break/>Symposium on Software Testing and Analysis (ISSTA), pages 418--422, New York, NY, USA, 2015. ACM. </text:p>
        </text:list-item>
        <text:list-item>
          <text:p text:style-name="P1">A. van Hoorn, J. Waller, and W. Hasselbring. Kieker: A Framework for Application Performance Monitoring and Dynamic Software Analysis. In Proceedings of the 3rd ACM/SPEC International Conference on Performance Engineering (ICPE'12), pages 247--248, New York, NY, USA, 2012. ACM. </text:p>
        </text:list-item>
        <text:list-item>
          <text:p text:style-name="P1">Zhou, X., Peng, X., Xie, T., Sun, J., Ji, C., Li, W., &amp; Ding, D. (2018). Fault analysis and debugging of microservice systems: Industrial survey, benchmark system, and empirical study. IEEE Transactions on Software Engineering, 47(2), 243-260.</text:p>
        </text:list-item>
        <text:list-item>
          <text:p text:style-name="P1">Schermann, G., Cito, J., Leitner, P., Zdun, U., &amp; Gall, H. C. (2018). We’re doing it live: A multi-method empirical study on continuous experimentation. Information and Software Technology, 99, 41-57.</text:p>
        </text:list-item>
        <text:list-item>
          <text:p text:style-name="P1">Schermann, G., Cito, J., &amp; Leitner, P. (2018). Continuous experimentation: challenges, implementation techniques, and current research. Ieee Software, 35(2), 26-31.</text:p>
        </text:list-item>
        <text:list-item>
          <text:p text:style-name="P1">Ferme, V., &amp; Pautasso, C. (2018, March). A declarative approach for performance tests execution in continuous software development environments. In Proceedings of the 2018 ACM/SPEC International Conference on Performance Engineering (pp. 261-272).</text:p>
        </text:list-item>
        <text:list-item>
          <text:p text:style-name="P1">Hasenburg, J., Grambow, M., Grünewald, E., Huk, S., &amp; Bermbach, D. (2019, June). Mockfog: Emulating fog computing infrastructure in the cloud. In 2019 IEEE International Conference on Fog Computing (ICFC) (pp. 144-152). IEEE.</text:p>
        </text:list-item>
        <text:list-item>
          <text:p text:style-name="P1">Truyen, E., Van Landuyt, D., Preuveneers, D., Lagaisse, B., &amp; Joosen, W. (2019). A comprehensive feature comparison study of open-source container orchestration frameworks. Applied Sciences, 9(5), 931.</text:p>
        </text:list-item>
        <text:list-item>
          <text:p text:style-name="P1">Laaber, C., &amp; Leitner, P. (2018, May). An evaluation of open-source software microbenchmark suites for continuous performance assessment. In 2018 IEEE/ACM 15th International Conference on Mining Software Repositories (MSR) (pp. 119-130). IEEE.</text:p>
        </text:list-item>
        <text:list-item>
          <text:p text:style-name="P1">Joseph, C. T., &amp; Chandrasekaran, K. (2019). Straddling the crevasse: A review of microservice software architecture foundations and recent advancements. Software: Practice and Experience, 49(10), 1448-1484.</text:p>
        </text:list-item>
        <text:list-item>
          <text:p text:style-name="P1">Grambow, M., Meusel, L., Wittern, E., &amp; Bermbach, D. (2020, March). Benchmarking microservice performance: a pattern-based approach. In Proceedings of the 35th Annual ACM Symposium on Applied Computing (pp. 232-241).</text:p>
        </text:list-item>
        <text:list-item>
          <text:p text:style-name="P1">Grambow, M., Lehmann, F., &amp; Bermbach, D. (2019, June). Continuous benchmarking: Using system benchmarking in build pipelines. In 2019 IEEE International Conference on Cloud Engineering (IC2E) (pp. 241-246). IEEE.</text:p>
        </text:list-item>
        <text:list-item>
          <text:p text:style-name="P1"><text:soft-page-break/>Frömmgen, A., Stohr, D., Koldehofe, B., &amp; Rizk, A. (2018, December). Don't repeat yourself: seamless execution and analysis of extensive network experiments. In Proceedings of the 14th International Conference on emerging Networking EXperiments and Technologies (pp. 20-26).</text:p>
        </text:list-item>
        <text:list-item>
          <text:p text:style-name="P1">Dai, F., Chen, H., Qiang, Z., Liang, Z., Huang, B., &amp; Wang, L. (2020). Automatic analysis of complex interactions in microservice systems. Complexity, 2020.</text:p>
        </text:list-item>
        <text:list-item>
          <text:p text:style-name="P1">Hasenburg, J., Grambow, M., &amp; Bermbach, D. (2021). MockFog 2.0: automated execution of fog application experiments in the cloud. IEEE Transactions on Cloud Computing.</text:p>
        </text:list-item>
        <text:list-item>
          <text:p text:style-name="P1">Schermann, G., &amp; Leitner, P. (2018, September). Search-based scheduling of experiments in continuous deployment. In 2018 IEEE International Conference on Software Maintenance and Evolution (ICSME) (pp. 485-495). IEEE.</text:p>
        </text:list-item>
        <text:list-item>
          <text:p text:style-name="P1">Auer, F., Ros, R., Kaltenbrunner, L., Runeson, P., &amp; Felderer, M. (2021). Controlled experimentation in continuous experimentation: Knowledge and challenges. Information and Software Technology, 134, 106551.</text:p>
        </text:list-item>
        <text:list-item>
          <text:p text:style-name="P1">Pietrantuono, R., Russo, S., &amp; Guerriero, A. (2020). Testing microservice architectures for operational reliability. Software Testing, Verification and Reliability, 30(2), e1725.</text:p>
        </text:list-item>
        <text:list-item>
          <text:p text:style-name="P1">Gazzola, L., Goldstein, M., Mariani, L., Segall, I., &amp; Ussi, L. (2020, October). Automatic ex-vivo regression testing of microservices. In Proceedings of the IEEE/ACM 1st International Conference on Automation of Software Test (pp. 11-20).</text:p>
        </text:list-item>
        <text:list-item>
          <text:p text:style-name="P1">Schermann, G. (2017, December). Continuous experimentation for software developers. In Proceedings of the 18th Doctoral Symposium of the 18th International Middleware Conference (pp. 5-8).</text:p>
        </text:list-item>
        <text:list-item>
          <text:p text:style-name="P1">Ernst, D., Becker, A., &amp; Tai, S. (2019, March). Rapid canary assessment through proxying and two-stage load balancing. In 2019 IEEE International Conference on Software Architecture Companion (ICSA-C) (pp. 116-122). IEEE.</text:p>
        </text:list-item>
        <text:list-item>
          <text:p text:style-name="P1">Schermann, G., Oliveira, F. A., &amp; Wittern, J. E. (2021). U.S. Patent No. 11,184,241. Washington, DC: U.S. Patent and Trademark Office.</text:p>
        </text:list-item>
        <text:list-item>
          <text:p text:style-name="P1">Waseem, M., Liang, P., Márquez, G., &amp; Di Salle, A. (2020, December). Testing microservices architecture-based applications: A systematic mapping study. In 2020 27th Asia-Pacific Software Engineering Conference (APSEC) (pp. 119-128). IEEE.</text:p>
        </text:list-item>
        <text:list-item>
          <text:p text:style-name="P1">Alnafessah, A., Gias, A. U., Wang, R., Zhu, L., Casale, G., &amp; Filieri, A. (2021). Quality-aware devops research: Where do we stand?. IEEE Access, 9, 44476-44489.</text:p>
        </text:list-item>
        <text:list-item>
          <text:p text:style-name="P1">Huijgens, H., Rastogi, A., Mulders, E., Gousios, G., &amp; Deursen, A. V. (2020, November). Questions for data scientists in software engineering: a replication. In Proceedings of the 28th ACM Joint Meeting on European Software Engineering Conference and Symposium on the Foundations of Software Engineering (pp. 568-579).</text:p>
        </text:list-item>
        <text:list-item>
          <text:p text:style-name="P1"><text:soft-page-break/>Auer, F., &amp; Felderer, M. (2021, January). An infrastructure for platform-independent experimentation of software changes. In International Conference on Current Trends in Theory and Practice of Informatics (pp. 445-457). Springer, Cham.</text:p>
        </text:list-item>
        <text:list-item>
          <text:p text:style-name="P1">Pakarinen, E., Harakkamäki, T., &amp; Mikkonen, T. (2020, August). Gradual deployment in practice: Experiences from an industrial case study. In 2020 46th Euromicro Conference on Software Engineering and Advanced Applications (SEAA) (pp. 237-241). IEEE.</text:p>
        </text:list-item>
        <text:list-item>
          <text:p text:style-name="P1">Gall, H., Alexandru, C., Ciurumelea, A., Grano, G., Laaber, C., Panichella, S., ... &amp; Zhao, J. (2018). Data-driven decisions and actions in today’s software development. In The Essence of Software Engineering (pp. 137-168). Springer, Cham.</text:p>
        </text:list-item>
        <text:list-item>
          <text:p text:style-name="P1">Grambow, M., Wittern, E., &amp; Bermbach, D. (2020). Benchmarking the performance of microservice applications. ACM SIGAPP Applied Computing Review, 20(3), 20-34.</text:p>
        </text:list-item>
        <text:list-item>
          <text:p text:style-name="P1">Toslali, M., Parthasarathy, S., Oliveira, F., &amp; Coskun, A. K. (2020). {JACKPOT}: Online Experimentation of Cloud Microservices. In 12th USENIX Workshop on Hot Topics in Cloud Computing (HotCloud 20).</text:p>
        </text:list-item>
        <text:list-item>
          <text:p text:style-name="P1">Auer, F., &amp; Felderer, M. (2021, September). An Architecture to Integrate Experimentation into the Software Development Infrastructure. In 2021 47th Euromicro Conference on Software Engineering and Advanced Applications (SEAA) (pp. 342-350). IEEE.</text:p>
        </text:list-item>
        <text:list-item>
          <text:p text:style-name="P1">Marsh, I. (2017, June). A lightweight measurement platform for home internet monitoring. In 2017 IFIP Networking Conference (IFIP Networking) and Workshops (pp. 1-2). IEEE.</text:p>
        </text:list-item>
        <text:list-item>
          <text:p text:style-name="P1">Toslali, M., Parthasarathy, S., Oliveira, F., Huang, H., &amp; Coskun, A. K. (2021, November). Iter8: Online Experimentation in the Cloud. In Proceedings of the ACM Symposium on Cloud Computing (pp. 289-304).</text:p>
        </text:list-item>
        <text:list-item>
          <text:p text:style-name="P1">Zardari, S., Alam, S., Al Salem, H. A., Al Reshan, M. S., Shaikh, A., Malik, A. F. K., ... &amp; Mouratidis, H. (2022). A Comprehensive Bibliometric Assessment on Software Testing (2016–2021). Electronics, 11(13), 1984.</text:p>
        </text:list-item>
        <text:list-item>
          <text:p text:style-name="P1">Haindl, P. E. (2021). Measuring and Evaluating the Value of Software Features in DevOps/submitted by Philipp Haindl, MSc.</text:p>
        </text:list-item>
        <text:list-item>
          <text:p text:style-name="P1">Wu, J., Mazzuchi, T., &amp; Sarkani, S. A Launch Decision-Making Framework for Online Controlled Experiments Using Multi-Criteria Decision-Making. Available at SSRN 4072566.</text:p>
        </text:list-item>
        <text:list-item>
          <text:p text:style-name="P1">Woodmansee, K., Singleton IV, L. C., &amp; Seeniraj, S. A. (2022). U.S. Patent No. 11,237,815. Washington, DC: U.S. Patent and Trademark Office.</text:p>
        </text:list-item>
        <text:list-item>
          <text:p text:style-name="P1">Ferme, V. (2021). Declarative performance testing automation: automating performance testing for the DevOps era (Doctoral dissertation, Università della Svizzera italiana).</text:p>
        </text:list-item>
        <text:list-item>
          <text:p text:style-name="P1">Markfjärd, G. (2021). SLA-Aware Microservice Orchestration: Investigating How to Include SLA Resilience When Updating and Scaling Microservices.</text:p>
        </text:list-item>
        <text:list-item>
          <text:p text:style-name="P1"><text:soft-page-break/>Asikainen, T., &amp; Männistö, T. (2022). Undulate: A framework for data-driven software engineering enabling soft computing. Information and Software Technology, 107039.</text:p>
        </text:list-item>
        <text:list-item>
          <text:p text:style-name="P1">HAVE, R. Y. (2018). Continuous Experimentation. MARGARET HAMILTON FRED BROOKS, 26.</text:p>
        </text:list-item>
        <text:list-item>
          <text:p text:style-name="P1">Schermann, G., Oliveira, F., Wittern, E., &amp; Leitner, P. (2020, December). Topology-Aware Continuous Experimentation in Microservice-Based Applications. In International Conference on Service-Oriented Computing (pp. 19-35). Springer, Cham.</text:p>
        </text:list-item>
        <text:list-item>
          <text:p text:style-name="P1">Zhe, Y., &amp; Gu, H. M. (2009, May). Research of the Image Segmentation Based on Ant Colony Algorithm. In 2009 10th ACIS International Conference on Software Engineering, Artificial Intelligences, Networking and Parallel/Distributed Computing (pp. 106-109). IEEE.</text:p>
        </text:list-item>
        <text:list-item>
          <text:p text:style-name="P1">ZHOU, X., PENG, X., XIE, T., SUN, J., JI, C., LI, W., &amp; DING, D. Fault analysis and debugging of microservice systems: Industrial survey, benchmark system, and empirical study.(2018). IEEE Transactions on Software Engineering, 1-18.</text:p>
        </text:list-item>
        <text:list-item>
          <text:p text:style-name="P1">Jiménez, M. (2022). An infrastructure for autonomic and continuous long-term software evolution (Doctoral dissertation).</text:p>
        </text:list-item>
        <text:list-item>
          <text:p text:style-name="P1">Frey, S. (2020). Non-functional Regression Testing on Serverless Applications Using Controlled Online Experiments.</text:p>
        </text:list-item>
        <text:list-item>
          <text:p text:style-name="P1">Celiku, L. (2021). Towards Continuity-as-Code (Master's thesis).</text:p>
        </text:list-item>
        <text:list-item>
          <text:p text:style-name="P1">Toslali, M., Parthasarathy, S., Oliveira, F., Huang, H., &amp; Coskun, A. K. Journal: Proceedings of the ACM Symposium on Cloud Computing, 2021.</text:p>
        </text:list-item>
        <text:list-item>
          <text:p text:style-name="P1">Hasenburg, J. (2021). Data distribution for fog-based IoT applications.</text:p>
        </text:list-item>
        <text:list-item>
          <text:p text:style-name="P1">Schermann, G., Cito, J., &amp; Leitner, P. Continuous Experimentation.</text:p>
        </text:list-item>
        <text:list-item>
          <text:p text:style-name="P1">Ros, R. Understanding and Improving Continuous Experimentation.</text:p>
        </text:list-item>
        <text:list-item>
          <text:p text:style-name="P1">Souza, V. J. S. (2021). Diagnóstico de falhas em arquiteturas baseadas em microsserviços.</text:p>
        </text:list-item>
        <text:list-item>
          <text:p text:style-name="P1">Pakarinen, E. (2020). Web-ohjelmiston uuden version vaiheittainen käyttöönotto.</text:p>
        </text:list-item>
        <text:list-item>
          <text:p text:style-name="P1">Kul, S. (2021). İşbirlikçi mikroservisler ile gerçek zamanlı video görüntüleri üzerinde çok değişkenli filtreleme: akıllı trafik sistemleri uygulaması (Master's thesis, Kocaeli Üniversitesi, Fen Bilimleri Enstitüsü).</text:p>
        </text:list-item>
      </text:list>
      <text:p text:style-name="Text_20_body"><text:bookmark text:name="ref-00026"/><text:bookmark text:name="ref-00025"/><text:bookmark text:name="ref-00024"/><text:bookmark text:name="ref-00023"/><text:bookmark text:name="ref-00022"/><text:bookmark text:name="ref-00021"/><text:bookmark text:name="ref-00020"/><text:bookmark text:name="ref-00019"/><text:bookmark text:name="ref-00018"/><text:bookmark text:name="ref-00017"/><text:bookmark text:name="ref-00016"/><text:bookmark text:name="ref-00015"/><text:bookmark text:name="ref-00013"/><text:bookmark text:name="ref-00012"/><text:bookmark text:name="ref-00011"/><text:bookmark text:name="ref-00010"/><text:bookmark text:name="ref-00009"/><text:bookmark text:name="ref-00008"/><text:bookmark text:name="ref-00007"/><text:bookmark text:name="ref-00006"/><text:bookmark text:name="ref-00005"/><text:bookmark text:name="ref-00004"/><text:bookmark text:name="ref-00003"/><text:bookmark text:name="ref-00002"/><text:bookmark text:name="ref-000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23:18:27.193778921</meta:creation-date>
    <dc:date>2022-11-09T23:27:04.620684987</dc:date>
    <meta:editing-duration>PT8M38S</meta:editing-duration>
    <meta:editing-cycles>1</meta:editing-cycles>
    <meta:document-statistic meta:table-count="0" meta:image-count="0" meta:object-count="0" meta:page-count="6" meta:paragraph-count="78" meta:word-count="2243" meta:character-count="15494" meta:non-whitespace-character-count="13408"/>
    <meta:generator>LibreOffice/6.0.7.3$Linux_X86_64 LibreOffice_project/00m0$Build-3</meta:generator>
  </office:meta>
</office:document-meta>
</file>